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font-size="12pt" style:font-size-asian="12pt" style:font-size-complex="12pt" fo:language="en" fo:country="GB"/>
    </style:style>
    <style:style style:name="P17" style:parent-style-name="Normal" style:family="paragraph">
      <style:text-properties fo:language="en" fo:country="GB"/>
    </style:style>
    <style:style style:name="P18" style:parent-style-name="Normal" style:family="paragraph">
      <style:text-properties fo:language="en" fo:country="GB"/>
    </style:style>
    <style:style style:name="P19" style:parent-style-name="Normal" style:family="paragraph">
      <style:text-properties fo:font-size="12pt" style:font-size-asian="12pt" style:font-size-complex="12pt" fo:language="en" fo:country="GB"/>
    </style:style>
    <style:style style:name="P20" style:parent-style-name="Normal" style:family="paragraph">
      <style:text-properties fo:font-size="12pt" style:font-size-asian="12pt" style:font-size-complex="12pt" fo:language="en" fo:country="GB"/>
    </style:style>
    <style:style style:name="P21" style:parent-style-name="Normal" style:family="paragraph">
      <style:text-properties fo:font-size="12pt" style:font-size-asian="12pt" style:font-size-complex="12pt" fo:language="en" fo:country="GB"/>
    </style:style>
    <style:style style:name="P22" style:parent-style-name="Normal" style:family="paragraph">
      <style:text-properties fo:font-size="12pt" style:font-size-asian="12pt" style:font-size-complex="12pt" fo:language="en" fo:country="GB"/>
    </style:style>
    <style:style style:name="P23" style:parent-style-name="Normal" style:family="paragraph">
      <style:text-properties fo:font-size="12pt" style:font-size-asian="12pt" style:font-size-complex="12pt" fo:language="en" fo:country="GB"/>
    </style:style>
    <style:style style:name="T24" style:parent-style-name="DefaultParagraphFont" style:family="text">
      <style:text-properties fo:font-size="12pt" style:font-size-asian="12pt" style:font-size-complex="12pt" fo:language="en" fo:country="GB"/>
    </style:style>
  </office:automatic-styles>
  <office:body>
    <office:text text:use-soft-page-breaks="true">
      <text:p text:style-name="P1">Doelgroep 1, de assistant.</text:p>
      <text:p text:style-name="P2">Een duildelijke, goed uitzienend portfolio met duidelijke contact informatie, kennis over het vak en eerdere werkervaringen.</text:p>
      <text:p text:style-name="P3"/>
      <text:p text:style-name="P4">Doelgroep 2, de baas.</text:p>
      <text:p text:style-name="P5">Met de portfolio kunnen laten zien dat je de kennis hebt, goede contact informatie, overzichtelijk.</text:p>
      <text:p text:style-name="P6"/>
      <text:p text:style-name="P7">Doelgroep 3, de medewerkers.</text:p>
      <text:p text:style-name="P8">Hobbys (voor gezelligheid_, duidelijk dat je de stof snapt. Contact informatie duidelijk.</text:p>
      <text:p text:style-name="P9"/>
      <text:p text:style-name="P10"/>
      <text:p text:style-name="P11"/>
      <text:p text:style-name="P12"/>
      <text:p text:style-name="P13">Informatie voor portfolio:</text:p>
      <text:p text:style-name="P14"/>
      <text:p text:style-name="P15">1.</text:p>
      <text:p text:style-name="P16">Algemeene informatie,<text:s/></text:p>
      <text:p text:style-name="P17">Hobby’s, woonplaats, school.</text:p>
      <text:p text:style-name="P18">2.</text:p>
      <text:p text:style-name="P19">Vorige projecten en diplomas.</text:p>
      <text:p text:style-name="P20">3.</text:p>
      <text:p text:style-name="P21">Contact informatie.</text:p>
      <text:p text:style-name="P22"/>
      <text:p text:style-name="P23">Veelgebruikte portfolio delen:</text:p>
      <text:p text:style-name="Normal"><text:span text:style-name="T24">About, contact, projects,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cas kemmeren</meta:initial-creator>
    <dc:creator>lucas kemmeren</dc:creator>
    <meta:creation-date>2023-04-03T10:29:00Z</meta:creation-date>
    <dc:date>2023-04-03T10:39:00Z</dc:date>
    <meta:template xlink:href="Normal.dotm" xlink:type="simple"/>
    <meta:editing-cycles>1</meta:editing-cycles>
    <meta:editing-duration>PT600S</meta:editing-duration>
    <meta:document-statistic meta:page-count="1" meta:paragraph-count="1" meta:word-count="88" meta:character-count="595" meta:row-count="4" meta:non-whitespace-character-count="508"/>
  </office:meta>
</office:document-meta>
</file>